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6df3"/>
    </style:style>
    <style:style style:name="P2" style:family="paragraph" style:parent-style-name="Standard" style:list-style-name="L1">
      <style:text-properties officeooo:paragraph-rsid="002de1f9"/>
    </style:style>
    <style:style style:name="P3" style:family="paragraph" style:parent-style-name="Standard" style:list-style-name="L4">
      <style:text-properties officeooo:paragraph-rsid="00116df3"/>
    </style:style>
    <style:style style:name="P4" style:family="paragraph" style:parent-style-name="Standard" style:list-style-name="L7">
      <style:text-properties officeooo:paragraph-rsid="00116df3"/>
    </style:style>
    <style:style style:name="P5" style:family="paragraph" style:parent-style-name="Standard" style:list-style-name="L8">
      <style:text-properties officeooo:paragraph-rsid="00116df3"/>
    </style:style>
    <style:style style:name="P6" style:family="paragraph" style:parent-style-name="Standard" style:list-style-name="L13">
      <style:text-properties officeooo:paragraph-rsid="0032e278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16df3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2bfd51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bfd51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2a8bfb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rsid="0037434a" officeooo:paragraph-rsid="0037434a" style:font-size-asian="12pt" style:font-size-complex="12pt"/>
    </style:style>
    <style:style style:name="P18" style:family="paragraph" style:parent-style-name="Standard" style:list-style-name="L1">
      <style:text-properties style:text-line-through-style="none" style:text-line-through-type="none" officeooo:paragraph-rsid="002de1f9"/>
    </style:style>
    <style:style style:name="P19" style:family="paragraph" style:parent-style-name="Standard" style:list-style-name="L3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5">
      <style:text-properties style:text-line-through-style="none" style:text-line-through-type="none" officeooo:paragraph-rsid="00116df3"/>
    </style:style>
    <style:style style:name="P21" style:family="paragraph" style:parent-style-name="Standard" style:list-style-name="L6">
      <style:text-properties style:text-line-through-style="none" style:text-line-through-type="none" officeooo:paragraph-rsid="00116df3"/>
    </style:style>
    <style:style style:name="P22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3" style:family="paragraph" style:parent-style-name="Standard">
      <style:text-properties style:text-line-through-style="none" style:text-line-through-type="none" officeooo:paragraph-rsid="00116df3"/>
    </style:style>
    <style:style style:name="P24" style:family="paragraph" style:parent-style-name="Standard" style:list-style-name="L14">
      <style:text-properties style:text-line-through-style="none" style:text-line-through-type="none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c24d5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822e2" style:font-size-asian="12pt" style:font-size-complex="12pt"/>
    </style:style>
    <style:style style:name="T10" style:family="text">
      <style:text-properties style:font-name="DejaVu Sans Condensed" fo:font-size="12pt" officeooo:rsid="00290c71" style:font-size-asian="12pt" style:font-size-complex="12pt"/>
    </style:style>
    <style:style style:name="T11" style:family="text">
      <style:text-properties style:font-name="DejaVu Sans Condensed" fo:font-size="12pt" officeooo:rsid="002cf033" style:font-size-asian="12pt" style:font-size-complex="12pt"/>
    </style:style>
    <style:style style:name="T12" style:family="text">
      <style:text-properties style:font-name="DejaVu Sans Condensed" fo:font-size="12pt" officeooo:rsid="002de1f9" style:font-size-asian="12pt" style:font-size-complex="12pt"/>
    </style:style>
    <style:style style:name="T13" style:family="text">
      <style:text-properties style:font-name="DejaVu Sans Condensed" fo:font-size="12pt" officeooo:rsid="002fb799" style:font-size-asian="12pt" style:font-size-complex="12pt"/>
    </style:style>
    <style:style style:name="T14" style:family="text">
      <style:text-properties style:font-name="DejaVu Sans Condensed" fo:font-size="12pt" officeooo:rsid="0030f73c" style:font-size-asian="12pt" style:font-size-complex="12pt"/>
    </style:style>
    <style:style style:name="T15" style:family="text">
      <style:text-properties style:font-name="DejaVu Sans Condensed" fo:font-size="12pt" officeooo:rsid="0037434a" style:font-size-asian="12pt" style:font-size-complex="12pt"/>
    </style:style>
    <style:style style:name="T16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23" style:family="text">
      <style:text-properties officeooo:rsid="00216278"/>
    </style:style>
    <style:style style:name="T24" style:family="text">
      <style:text-properties officeooo:rsid="00221931"/>
    </style:style>
    <style:style style:name="T25" style:family="text">
      <style:text-properties officeooo:rsid="002a8bfb"/>
    </style:style>
    <style:style style:name="T26" style:family="text">
      <style:text-properties officeooo:rsid="002bfd51"/>
    </style:style>
    <style:style style:name="T27" style:family="text">
      <style:text-properties officeooo:rsid="0030f73c"/>
    </style:style>
    <style:style style:name="T28" style:family="text">
      <style:text-properties officeooo:rsid="00314305"/>
    </style:style>
    <style:style style:name="T29" style:family="text">
      <style:text-properties officeooo:rsid="0033dff8"/>
    </style:style>
    <style:style style:name="T30" style:family="text">
      <style:text-properties officeooo:rsid="003426ce"/>
    </style:style>
    <style:style style:name="T31" style:family="text">
      <style:text-properties officeooo:rsid="0037434a"/>
    </style:style>
    <style:style style:name="T32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7434a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2cf033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33dff8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39251d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2de1f9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39f57b" style:font-size-asian="12pt" style:font-size-complex="12pt"/>
    </style:style>
    <style:style style:name="T40" style:family="text">
      <style:text-properties officeooo:rsid="0039f57b"/>
    </style:style>
    <style:style style:name="T41" style:family="text">
      <style:text-properties style:text-line-through-style="solid" style:text-line-through-type="single" style:font-name="DejaVu Sans Condensed" fo:font-size="12pt" officeooo:rsid="0039f57b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7"><text:span text:style-name="T16">1</text:span><text:span text:style-name="T21">0</text:span><text:span text:style-name="T16">3</text:span><text:span text:style-name="T17"> - </text:span><text:span text:style-name="T18">Controls - </text:span><text:span text:style-name="T19">Throttle </text:span><text:span text:style-name="T20">Base</text:span></text:p>
      <text:p text:style-name="P8">U=Up, D=Down, F=Forward, B=Backward, L=Left, R=Right, P=Press, S-*=Shift-<text:span text:style-name="T5">*</text:span>, L-*=Long-<text:span text:style-name="T5">*</text:span></text:p>
      <text:p text:style-name="P9"/>
      <text:p text:style-name="P10">Mode selector</text:p>
      <text:list xml:id="list1445802223" text:style-name="L1">
        <text:list-item>
          <text:p text:style-name="P1"><text:span text:style-name="T38">1</text:span><text:span text:style-name="T33">: </text:span><text:span text:style-name="T39">--</text:span></text:p>
        </text:list-item>
        <text:list-item>
          <text:p text:style-name="P2"><text:span text:style-name="T38">2</text:span><text:span text:style-name="T33">: </text:span><text:span text:style-name="T39">--</text:span></text:p>
        </text:list-item>
        <text:list-item>
          <text:p text:style-name="P2"><text:span text:style-name="T38">3</text:span><text:span text:style-name="T33">: </text:span><text:span text:style-name="T39">--</text:span></text:p>
        </text:list-item>
        <text:list-item>
          <text:p text:style-name="P2"><text:span text:style-name="T38">4</text:span><text:span text:style-name="T33">: </text:span><text:span text:style-name="T39">--</text:span></text:p>
        </text:list-item>
        <text:list-item>
          <text:p text:style-name="P18"><text:span text:style-name="T12">5</text:span><text:span text:style-name="T8">: </text:span><text:span text:style-name="T12">--</text:span></text:p>
        </text:list-item>
      </text:list>
      <text:p text:style-name="P9">Flaps lever</text:p>
      <text:list xml:id="list2454567240" text:style-name="L2">
        <text:list-item>
          <text:p text:style-name="P11"><text:span text:style-name="T1">Axis</text:span><text:span text:style-name="T2">: --</text:span></text:p>
        </text:list-item>
      </text:list>
      <text:p text:style-name="P9">T1 switch</text:p>
      <text:list xml:id="list643090457" text:style-name="L3">
        <text:list-item>
          <text:p text:style-name="P19"><text:span text:style-name="T8">F: </text:span><text:span text:style-name="T13">Flashlight</text:span></text:p>
        </text:list-item>
      </text:list>
      <text:p text:style-name="P9">T2 switch</text:p>
      <text:list xml:id="list3295613285" text:style-name="L4">
        <text:list-item>
          <text:p text:style-name="P3"><text:span text:style-name="T33">F: </text:span><text:span text:style-name="T41">(selective jettison not currently mappable)</text:span></text:p>
        </text:list-item>
      </text:list>
      <text:p text:style-name="P9">T3 switch</text:p>
      <text:list xml:id="list787928070" text:style-name="L5">
        <text:list-item>
          <text:p text:style-name="P20"><text:span text:style-name="T7">F: </text:span><text:span text:style-name="T9">--</text:span></text:p>
        </text:list-item>
      </text:list>
      <text:p text:style-name="P9">T4 switch</text:p>
      <text:list xml:id="list3589463097" text:style-name="L6">
        <text:list-item>
          <text:p text:style-name="P21"><text:span text:style-name="T7">F: </text:span><text:span text:style-name="T9">--</text:span></text:p>
        </text:list-item>
      </text:list>
      <text:p text:style-name="P10">Lighted Buttons -- Master Modes, Master Arm</text:p>
      <text:list xml:id="list2379794678" text:style-name="L7">
        <text:list-item>
          <text:p text:style-name="P4"><text:span text:style-name="T32">B1</text:span><text:span text:style-name="T33">: </text:span><text:span text:style-name="T34">--<text:tab/><text:tab/><text:tab/></text:span><text:span text:style-name="T33"><text:tab/></text:span><text:span text:style-name="T32">B2: Master Arm </text:span><text:span text:style-name="T34">toggle</text:span><text:span text:style-name="T32"><text:tab/>B3: </text:span><text:span text:style-name="T34">--</text:span></text:p>
        </text:list-item>
      </text:list>
      <text:list xml:id="list93422398" text:style-name="L8">
        <text:list-item>
          <text:p text:style-name="P5"><text:span text:style-name="T32">B4: </text:span><text:span text:style-name="T34">--<text:tab/><text:tab/><text:tab/></text:span><text:span text:style-name="T32"><text:tab/>B5: </text:span><text:span text:style-name="T34">--<text:tab/><text:tab/><text:tab/></text:span><text:span text:style-name="T32"><text:tab/>B6: </text:span><text:span text:style-name="T34">--</text:span></text:p>
        </text:list-item>
      </text:list>
      <text:p text:style-name="P9">T5 switch -- <text:span text:style-name="T23">Landing </text:span>Gear</text:p>
      <text:list xml:id="list343836176" text:style-name="L9">
        <text:list-item>
          <text:p text:style-name="P12"><text:span text:style-name="T2">U</text:span><text:span text:style-name="T26">: Landing gear up</text:span></text:p>
        </text:list-item>
        <text:list-item>
          <text:p text:style-name="P12"><text:span text:style-name="T2">D: </text:span><text:span text:style-name="T24">Landing </text:span><text:span text:style-name="T26">g</text:span><text:span text:style-name="T2">ear </text:span><text:span text:style-name="T30">down</text:span></text:p>
        </text:list-item>
      </text:list>
      <text:p text:style-name="P9">T6 switch -- Flaps</text:p>
      <text:list xml:id="list8420398" text:style-name="L10">
        <text:list-item>
          <text:p text:style-name="P13">U<text:span text:style-name="T26">: Flaps up </text:span><text:span text:style-name="T31">(</text:span><text:span text:style-name="T26">one notch</text:span><text:span text:style-name="T31">)</text:span></text:p>
        </text:list-item>
        <text:list-item>
          <text:p text:style-name="P13">D: Flaps down <text:span text:style-name="T31">(</text:span>one notch<text:span text:style-name="T31">)</text:span></text:p>
        </text:list-item>
      </text:list>
      <text:p text:style-name="P9">T7 switch -- Canopy</text:p>
      <text:list xml:id="list2415323928" text:style-name="L11">
        <text:list-item>
          <text:p text:style-name="P14">U<text:span text:style-name="T25">: </text:span>Canopy <text:span text:style-name="T25">open/close (</text:span><text:span text:style-name="T31">toggle</text:span><text:span text:style-name="T25">)</text:span></text:p>
        </text:list-item>
        <text:list-item>
          <text:p text:style-name="P17">D: --</text:p>
        </text:list-item>
      </text:list>
      <text:p text:style-name="P9">E1 dial -- <text:span text:style-name="T1">Kneeboard</text:span></text:p>
      <text:list xml:id="list2698346094" text:style-name="L12">
        <text:list-item>
          <text:p text:style-name="P15">P: Kneeboard toggle</text:p>
        </text:list-item>
        <text:list-item>
          <text:p text:style-name="P22"><text:span text:style-name="T6">L/R</text:span><text:span text:style-name="T7">: Flip pages</text:span></text:p>
        </text:list-item>
      </text:list>
      <text:list xml:id="list3721787071" text:style-name="L13">
        <text:list-item>
          <text:p text:style-name="P6"><text:span text:style-name="T32">S-Rotate: </text:span><text:span text:style-name="T37">(</text:span><text:span text:style-name="T36">No RWR on </text:span><text:span text:style-name="T34">MB-339</text:span><text:span text:style-name="T37">)</text:span></text:p>
        </text:list-item>
      </text:list>
      <text:p text:style-name="P23"><text:span text:style-name="T19">E2 dial -- </text:span><text:span text:style-name="T22">No NVGs available</text:span></text:p>
      <text:list xml:id="list716858058" text:style-name="L14">
        <text:list-item>
          <text:p text:style-name="P24"><text:span text:style-name="T7">P: </text:span><text:span text:style-name="T14">--</text:span></text:p>
        </text:list-item>
        <text:list-item>
          <text:p text:style-name="P24"><text:span text:style-name="T6">L/R</text:span><text:span text:style-name="T7">: </text:span><text:span text:style-name="T14">--</text:span></text:p>
        </text:list-item>
      </text:list>
      <text:p text:style-name="P16"><text:bookmark text:name="docs-internal-guid-d99237a5-7fff-b85b-6bc8-2c924326da95"/><text:s/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0-28T18:30:19.750000000</dc:date>
    <meta:editing-duration>PT2H59M17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8" meta:word-count="157" meta:character-count="713" meta:non-whitespace-character-count="606"/>
  </office:meta>
</office:document-meta>
</file>